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4pt" style:text-underline-style="solid" style:text-underline-width="auto" style:text-underline-color="font-color" fo:font-weight="bold" officeooo:rsid="001d72ad" officeooo:paragraph-rsid="001d72a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style:text-underline-style="none" fo:font-weight="normal" officeooo:rsid="001d72ad" officeooo:paragraph-rsid="001d72ad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Idea de negocio</text:p>
      <text:p text:style-name="P1"/>
      <text:p text:style-name="P2">La idea es crear una empresa que ofrece servicios creando programas/aplicaciones software.</text:p>
      <text:p text:style-name="P2"/>
      <text:p text:style-name="P2">La actividad es crear un software y buscar clientes que necesiten una pagina web/aplicación para su nueva empresa (para darse a conocer) o clientes de otras empresas que quieran renovar su aplicación/pagina web.</text:p>
      <text:p text:style-name="P2"/>
      <text:p text:style-name="P2">El problema que nos podemos encontrar es que al ser dos no podamos abastecer o llegar a tiempo a toda la clientela que requiera nuestro servicio y una servicio que a lo mejor se pueda realizar en 1 semana si algún cliente tiene problemas tengamos que pararlo para solucionar el problema del cliente.</text:p>
      <text:p text:style-name="P2"/>
      <text:p text:style-name="P2">Propuesta de valor: Paginas web de alta calidad y organizada. En un periodo máximo de 1 mes.</text:p>
      <text:p text:style-name="P2"/>
      <text:p text:style-name="P2">Nos diferenciamos del resto es en la manera de comunicarnos mas directamente con el cliente y utilizar lo ultimo en el sector de la programación.<text:span text:style-name="T1"/></text:p>
      <text:p text:style-name="P2"/>
      <text:p text:style-name="P2">Problema del servicio: que encuentren otra empresa que realice nuestro servicio mas barato o al mismo dinero pero mas rápido al ser mas rápidos.</text:p>
      <text:p text:style-name="P2"/>
      <text:p text:style-name="P2">Objetivo: Dentro de un año es contratar mas personal para que nos ayude a realizar <text:span text:style-name="T1">más</text:span> rápido los pedidos. </text:p>
      <text:p text:style-name="P2"/>
      <text:p text:style-name="P2">Si es posible es adentrarnos en otro sector de la programación(aplicaciones móviles) y intentar promocionarnos en varios sitios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1T16:43:12.488000000</meta:creation-date>
    <dc:date>2023-10-11T17:01:50.382000000</dc:date>
    <meta:editing-duration>PT18M37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9" meta:word-count="205" meta:character-count="1234" meta:non-whitespace-character-count="1037"/>
  </office:meta>
</office:document-meta>
</file>